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A00000241EAAC96097C43257F.png" manifest:media-type="image/png"/>
  <manifest:file-entry manifest:full-path="Pictures/100000000000049E000002C9B4CBCE0A74E5D2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T2" style:family="text">
      <style:text-properties officeooo:rsid="000c72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1<text:span text:style-name="T2">2</text:span></text:p>
      <text:p text:style-name="P1"/>
      <text:p text:style-name="P1"><draw:frame draw:style-name="fr1" draw:name="Figura1" text:anchor-type="paragraph" svg:width="17cm" svg:height="8.214cm" draw:z-index="0"><draw:image xlink:href="Pictures/10000000000004AA00000241EAAC96097C43257F.png" xlink:type="simple" xlink:show="embed" xlink:actuate="onLoad"/></draw:frame></text:p>
      <text:p text:style-name="P1"/>
      <text:p text:style-name="P1"><draw:frame draw:style-name="fr1" draw:name="Figura2" text:anchor-type="paragraph" svg:width="17cm" svg:height="10.253cm" draw:z-index="1"><draw:image xlink:href="Pictures/100000000000049E000002C9B4CBCE0A74E5D2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0:14:20.275000000</dc:date>
    <meta:editing-duration>PT1H24M32S</meta:editing-duration>
    <meta:editing-cycles>8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8" meta:non-whitespace-character-count="7"/>
  </office:meta>
</office:document-meta>
</file>